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TestSheet1">
        <table:table-row>
          <table:table-cell office:value-type="string" office:string-value="City">
            <text:p>City</text:p>
          </table:table-cell>
          <table:table-cell office:value-type="string" office:string-value="Longitude">
            <text:p>Longitude</text:p>
          </table:table-cell>
          <table:table-cell office:value-type="string" office:string-value="Latitude">
            <text:p>Latitude</text:p>
          </table:table-cell>
        </table:table-row>
        <table:table-row>
          <table:table-cell office:value-type="string" office:string-value="London">
            <text:p>London</text:p>
          </table:table-cell>
          <table:table-cell office:value-type="float" office:value="-0.1276474">
            <text:p>-0.1276474</text:p>
          </table:table-cell>
          <table:table-cell office:value-type="float" office:value="51.5073219">
            <text:p>51.5073219</text:p>
          </table:table-cell>
        </table:table-row>
        <table:table-row>
          <table:table-cell office:value-type="string" office:string-value="Birmingham">
            <text:p>Birmingham</text:p>
          </table:table-cell>
          <table:table-cell office:value-type="float" office:value="-1.9026911">
            <text:p>-1.9026911</text:p>
          </table:table-cell>
          <table:table-cell office:value-type="float" office:value="52.4796992">
            <text:p>52.4796992</text:p>
          </table:table-cell>
        </table:table-row>
        <table:table-row>
          <table:table-cell office:value-type="string" office:string-value="Manchester">
            <text:p>Manchester</text:p>
          </table:table-cell>
          <table:table-cell office:value-type="float" office:value="-2.2451148">
            <text:p>-2.2451148</text:p>
          </table:table-cell>
          <table:table-cell office:value-type="float" office:value="53.4794892">
            <text:p>53.4794892</text:p>
          </table:table-cell>
        </table:table-row>
        <table:table-row>
          <table:table-cell office:value-type="string" office:string-value="Leeds">
            <text:p>Leeds</text:p>
          </table:table-cell>
          <table:table-cell office:value-type="float" office:value="-1.5437941">
            <text:p>-1.5437941</text:p>
          </table:table-cell>
          <table:table-cell office:value-type="float" office:value="53.7974185">
            <text:p>53.7974185</text:p>
          </table:table-cell>
        </table:table-row>
      </table:table>
      <table:table table:name="TestSheet2">
        <table:table-row>
          <table:table-cell/>
          <table:table-cell office:value-type="string" office:string-value="London">
            <text:p>London</text:p>
          </table:table-cell>
          <table:table-cell office:value-type="string" office:string-value="Birmingham">
            <text:p>Birmingham</text:p>
          </table:table-cell>
          <table:table-cell office:value-type="string" office:string-value="Manchester">
            <text:p>Manchester</text:p>
          </table:table-cell>
          <table:table-cell office:value-type="string" office:string-value="Leeds">
            <text:p>Leeds</text:p>
          </table:table-cell>
        </table:table-row>
        <table:table-row>
          <table:table-cell office:value-type="string" office:string-value="Longitude">
            <text:p>Longitude</text:p>
          </table:table-cell>
          <table:table-cell office:value-type="float" office:value="-0.1276474">
            <text:p>-0.1276474</text:p>
          </table:table-cell>
          <table:table-cell office:value-type="float" office:value="-1.9026911">
            <text:p>-1.9026911</text:p>
          </table:table-cell>
          <table:table-cell office:value-type="float" office:value="-2.2451148">
            <text:p>-2.2451148</text:p>
          </table:table-cell>
          <table:table-cell office:value-type="float" office:value="-1.5437941">
            <text:p>-1.5437941</text:p>
          </table:table-cell>
        </table:table-row>
        <table:table-row>
          <table:table-cell office:value-type="string" office:string-value="Latitude">
            <text:p>Latitude</text:p>
          </table:table-cell>
          <table:table-cell office:value-type="float" office:value="51.5073219">
            <text:p>51.5073219</text:p>
          </table:table-cell>
          <table:table-cell office:value-type="float" office:value="52.4796992">
            <text:p>52.4796992</text:p>
          </table:table-cell>
          <table:table-cell office:value-type="float" office:value="53.4794892">
            <text:p>53.4794892</text:p>
          </table:table-cell>
          <table:table-cell office:value-type="float" office:value="53.7974185">
            <text:p>53.79741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